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style:style style:name="T70" style:family="text">
      <style:text-properties officeooo:rsid="0368ab92"/>
    </style:style>
    <style:style style:name="T71" style:family="text">
      <style:text-properties officeooo:rsid="036d1016"/>
    </style:style>
    <style:style style:name="T72" style:family="text">
      <style:text-properties officeooo:rsid="036f1120"/>
    </style:style>
    <style:style style:name="T73" style:family="text">
      <style:text-properties officeooo:rsid="036f1f6c"/>
    </style:style>
    <style:style style:name="T74" style:family="text">
      <style:text-properties officeooo:rsid="0370197a"/>
    </style:style>
    <style:style style:name="T75" style:family="text">
      <style:text-properties officeooo:rsid="0370699f"/>
    </style:style>
    <style:style style:name="T76" style:family="text">
      <style:text-properties officeooo:rsid="0370ecb4"/>
    </style:style>
    <style:style style:name="T77" style:family="text">
      <style:text-properties officeooo:rsid="0372e758"/>
    </style:style>
    <style:style style:name="T78" style:family="text">
      <style:text-properties officeooo:rsid="0373816d"/>
    </style:style>
    <style:style style:name="T79" style:family="text">
      <style:text-properties officeooo:rsid="0374b637"/>
    </style:style>
    <style:style style:name="T80" style:family="text">
      <style:text-properties officeooo:rsid="0375b407"/>
    </style:style>
    <style:style style:name="T81" style:family="text">
      <style:text-properties officeooo:rsid="037810de"/>
    </style:style>
    <style:style style:name="T82" style:family="text">
      <style:text-properties officeooo:rsid="037961ff"/>
    </style:style>
    <style:style style:name="T83" style:family="text">
      <style:text-properties officeooo:rsid="037a0fba"/>
    </style:style>
    <style:style style:name="T84" style:family="text">
      <style:text-properties officeooo:rsid="037b1208"/>
    </style:style>
    <style:style style:name="T85" style:family="text">
      <style:text-properties officeooo:rsid="037c7c8e"/>
    </style:style>
    <style:style style:name="T86" style:family="text">
      <style:text-properties officeooo:rsid="037e2347"/>
    </style:style>
    <style:style style:name="T87" style:family="text">
      <style:text-properties officeooo:rsid="038085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82">Constellation</text:p>
      <text:p text:style-name="P82">Say Man</text:p>
      <text:p text:style-name="P82">Mtn Lion</text:p>
      <text:p text:style-name="P82">Dark Horse</text:p>
      <text:p text:style-name="P82">Sophia</text:p>
      <text:p text:style-name="P82">Almost the One</text:p>
      <text:p text:style-name="P82">S.O.S</text:p>
      <text:p text:style-name="P82">Power</text:p>
      <text:p text:style-name="P82">Perpetual</text:p>
      <text:p text:style-name="P82">Bobby Love</text:p>
      <text:p text:style-name="P82">Heart N’ Split</text:p>
      <text:p text:style-name="P82">The Corner</text:p>
      <text:p text:style-name="P82">Back to the Sun</text:p>
      <text:p text:style-name="P82">The Get Down</text:p>
      <text:p text:style-name="P82">We Way</text:p>
      <text:p text:style-name="P82">Only Ever</text:p>
      <text:p text:style-name="P82">One Good Reason</text:p>
      <text:p text:style-name="P82">Bridge</text:p>
      <text:p text:style-name="P82">Mtn Dew</text:p>
      <text:p text:style-name="P82">Time on Time</text:p>
      <text:p text:style-name="P82">Haunted</text:p>
      <text:p text:style-name="P82">Just a Little Longer</text:p>
      <text:p text:style-name="P82">Odetta</text:p>
      <text:p text:style-name="P82"/>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72">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72">f</text:span>f my grapes, wrote, <text:span text:style-name="T58">d1229</text:span>. . .<text:span text:style-name="T66">I walked to Aldi while listening to the album, bought </text:span><text:span text:style-name="T72">more </text:span><text:span text:style-name="T66">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72">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70">looked at my phone, </text:span>got undressed, took a bath, <text:span text:style-name="T69">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71">I walked slowly to Odd’s, but they were too busy, so I went </text:span><text:soft-page-break/><text:span text:style-name="T71">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7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72">I checked on the Anniversary servers, but they wouldn’t be up til </text:span><text:soft-page-break/><text:span text:style-name="T72">5PM, so I ate grapes, plums, bananas, CheezIts, scrolled on my phone, </text:span><text:span text:style-name="T73">listened to Hard times and made a post to my Story, d255.</text:span></text:p>
      <text:p text:style-name="P72"/>
      <text:p text:style-name="P73">. . .</text:p>
      <text:p text:style-name="P72"/>
      <text:p text:style-name="P74">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the good friends in the crowd.</text:p>
      <text:p text:style-name="P74"><text:s text:c="3"/>I drove us to Hannah’s house in the snow, brought in her guitar, looked at my phone while she took a bath. We fell quickly asleep.</text:p>
      <text:p text:style-name="P74"/>
      <text:p text:style-name="P74">XI.XXII</text:p>
      <text:p text:style-name="P74"/>
      <text:p text:style-name="P74">Woke ate nine, played Wordle and ended my 288-day streak on PEARL, but didn’t really care. I made coffee, drank it, got dressed, put my coffee in a cup and drove home; I was blocking Hannah and she had a 10:00 massage. I started gathering laundry, stripping my bed, putting my shoes away, d1020.</text:p>
      <text:p text:style-name="P74">. . .<text:span text:style-name="T74">I made a shaman on the Anniversary server, started laundry, made my bed, went out to the car for my bag, ate from it some grapes, a plum, the CheezIts, put the drinks away. Tony moved the espresso machine upstairs and so I made a coffee. . .</text:span><text:span text:style-name="T75">I made a priest, did the first couple quests, d121. . .</text:span><text:span text:style-name="T76">I retrieved my clothes, made another coffee, did a Shamaka quest.</text:span></text:p>
      <text:p text:style-name="P74">. . .<text:span text:style-name="T77">I played some priest, played some shaman, started a rogue, d543. . .</text:span><text:span text:style-name="T78">I ordered some pizza, played some priest, played some shaman, d737. . .</text:span><text:span text:style-name="T79">I took a bath, ran to Brill on the priest, logged, looked at Instagram, got the Coke out of the fridge, had another slice, d905. . .</text:span><text:span text:style-name="T80">I did a quest on the shaman, laid in bed a long time, talked to Hannah on the phone, d1149.</text:span></text:p>
      <text:p text:style-name="P75"><text:soft-page-break/>XI.XXIII</text:p>
      <text:p text:style-name="P75"/>
      <text:p text:style-name="P75">I woke, played Wordle, (JELLY in five,) made a cup of coffee, looked at my phone awhile, thought about how cool it is to not drink anymore, made another cup of coffee, d1010, <text:span text:style-name="T81">did a couple shaman quests, d1045, </text:span><text:span text:style-name="T82">laid in bed, texted with Hannah, brushed my teeth, made a third coffee, d1154.</text:span></text:p>
      <text:p text:style-name="P75">. . .<text:span text:style-name="T8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84">I logged into Era, talked to Milrond, made Mooncloth, d458.</text:span></text:p>
      <text:p text:style-name="P75"/>
      <text:p text:style-name="P76">. . .</text:p>
      <text:p text:style-name="P75"/>
      <text:p text:style-name="P77">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room to witness karaoke, went back across the street to Moxy, had two mocktails, drove to Hannah’s house, got undressed, talked about our gigs, got in bed.</text:p>
      <text:p text:style-name="P77"><text:s text:c="3"/>I eventually moved to the guest room.</text:p>
      <text:p text:style-name="P77"/>
      <text:p text:style-name="P77">XI.XXIV</text:p>
      <text:p text:style-name="P77"/>
      <text:p text:style-name="P78">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8"><text:span text:style-name="T85"><text:s text:c="3"/>I had a strange urge to take my boots off on the porch; Nina was out there with a letter. Apparently Tony had invited her over for dinner and she wanted me to tell him she respectfully declined. </text:span></text:p>
      <text:p text:style-name="P78"><text:soft-page-break/>. . .<text:span text:style-name="T86">I ate lots of CheezIts, grapes, played my Shaman up to level 10, d503.</text:span></text:p>
      <text:p text:style-name="P78"/>
      <text:p text:style-name="P79">. . .</text:p>
      <text:p text:style-name="P78"/>
      <text:p text:style-name="P81">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81"><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81"><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81"><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8"/>
      <text:p text:style-name="P80">XI.XXV</text:p>
      <text:p text:style-name="P80"/>
      <text:p text:style-name="P80">I woke around 930, played Wordle (BROWN in four,) heat up some water for my coffee cup, made a coffee, looked at my phone, made a plan to get lunch with Hannah, started heating up some more water, <text:span text:style-name="T87">wrote, d110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5T11:03:10.455564881</dc:date>
    <meta:editing-duration>P81DT10H4M39S</meta:editing-duration>
    <meta:editing-cycles>763</meta:editing-cycles>
    <meta:generator>LibreOffice/24.2.5.2$MacOSX_X86_64 LibreOffice_project/bffef4ea93e59bebbeaf7f431bb02b1a39ee8a59</meta:generator>
    <meta:print-date>2024-11-21T14:56:07.488730652</meta:print-date>
    <meta:document-statistic meta:table-count="0" meta:image-count="0" meta:object-count="0" meta:page-count="60" meta:paragraph-count="264" meta:word-count="11288" meta:character-count="59615" meta:non-whitespace-character-count="48366"/>
  </office:meta>
</office:document-meta>
</file>